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8000000438556B297D.png"/>
  <manifest:file-entry manifest:media-type="image/png" manifest:full-path="Pictures/1000020100000780000004382FBFB76A.png"/>
  <manifest:file-entry manifest:media-type="image/png" manifest:full-path="Pictures/1000020100000780000004383B09343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magini1" text:anchor-type="paragraph" svg:x="2.053cm" svg:y="0.318cm" svg:width="13.884cm" svg:height="8.059cm" draw:z-index="0"><draw:image xlink:href="Pictures/1000020100000780000004382FBFB76A.png" xlink:type="simple" xlink:show="embed" xlink:actuate="onLoad"/></draw:frame><draw:frame draw:style-name="fr1" draw:name="immagini2" text:anchor-type="paragraph" svg:x="2.064cm" svg:y="9.142cm" svg:width="13.767cm" svg:height="7.595cm" draw:z-index="1"><draw:image xlink:href="Pictures/1000020100000780000004383B09343A.png" xlink:type="simple" xlink:show="embed" xlink:actuate="onLoad"/></draw:frame><draw:frame draw:style-name="fr1" draw:name="immagini3" text:anchor-type="paragraph" svg:x="1.958cm" svg:y="17.794cm" svg:width="13.926cm" svg:height="7.146cm" draw:z-index="2"><draw:image xlink:href="Pictures/100002010000078000000438556B297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0-14T23:09:49.67</meta:creation-date>
    <meta:document-statistic meta:table-count="0" meta:image-count="3" meta:object-count="0" meta:page-count="1" meta:paragraph-count="0" meta:word-count="0" meta:character-count="0"/>
    <dc:date>2024-10-14T23:12:14.83</dc:date>
    <meta:editing-duration>PT2M25S</meta:editing-duration>
    <meta:editing-cycles>1</meta:editing-cycles>
    <meta:generator>OpenOffice/4.1.15$Win32 OpenOffice.org_project/4115m2$Build-9813</meta:generator>
  </office:meta>
</office:document-meta>
</file>